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НАЗВАНИЕ ТОВАРА">
            <text:p>НАЗВАНИЕ ТОВАРА</text:p>
          </table:table-cell>
          <table:table-cell table:style-name="pd1" office:value-type="string" office:value="СЕКТОР">
            <text:p>СЕКТОР</text:p>
          </table:table-cell>
          <table:table-cell table:style-name="pd1" office:value-type="string" office:value="ПОЛОЖЕНИЕ В СЕКТОРЕ">
            <text:p>ПОЛОЖЕНИЕ В СЕКТОРЕ</text:p>
          </table:table-cell>
          <table:table-cell table:style-name="pd1" office:value-type="string" office:value="КОЛИЧЕСТВО">
            <text:p>КОЛИЧЕСТВО</text:p>
          </table:table-cell>
          <table:table-cell table:style-name="pd1" office:value-type="string" office:value="ЗАКУПОЧНАЯ ЦЕНА">
            <text:p>ЗАКУПОЧНАЯ ЦЕНА</text:p>
          </table:table-cell>
          <table:table-cell table:style-name="pd1" office:value-type="string" office:value="ЦЕНА">
            <text:p>ЦЕНА</text:p>
          </table:table-cell>
        </table:table-row>
        <table:table-row>
          <table:table-cell office:value-type="string" office:value="Ваз 2110">
            <text:p>Ваз 2110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3">
            <text:p>за прилавком на стене,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iora lada">
            <text:p>priora lada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3">
            <text:p>за прилавком на стене,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8-09. granta rapid">
            <text:p>Ваз 2108-09. granta rapid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4">
            <text:p>за прилавком на стене, 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">
            <text:p>lada granta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4">
            <text:p>за прилавком на стене, 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oda rapid">
            <text:p>Skoda rapid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4">
            <text:p>за прилавком на стене, 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eta liefbek">
            <text:p>lada greta liefbek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4">
            <text:p>за прилавком на стене, 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solaris">
            <text:p>huindai solaris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4">
            <text:p>за прилавком на стене, 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2">
            <text:p>2112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4">
            <text:p>за прилавком на стене, 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1 07">
            <text:p>Ваз 2101 07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10">
            <text:p>Ваз 2110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нива">
            <text:p>нива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2">
            <text:p>ford focus 2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cruze">
            <text:p>chevrolet cruze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ancer x 2007">
            <text:p>mitsubishi lancer x 2007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solaris 2017 sedan">
            <text:p>huindai solaris 2017 sedan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lacetti">
            <text:p>chevrolet lacetti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almera">
            <text:p>nissan almera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ncer ix 2003-2007">
            <text:p>lancer ix 2003-2007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polo 2009">
            <text:p>vw polo 2009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за прилавком на стене, 5">
            <text:p>за прилавком на стене, 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